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2" style:family="paragraph" style:parent-style-name="Document_20_Title">
      <style:paragraph-properties fo:text-align="start" style:justify-single-word="false" fo:orphans="0" fo:widows="0"/>
      <style:text-properties style:font-name="Calibri" fo:language="pl" fo:country="PL"/>
    </style:style>
    <style:style style:name="P3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5" style:family="paragraph" style:parent-style-name="Footnote">
      <style:paragraph-properties fo:orphans="0" fo:widows="0"/>
    </style:style>
    <style:style style:name="P6" style:family="paragraph" style:parent-style-name="No_20_Spacing">
      <style:paragraph-properties fo:orphans="0" fo:widows="0"/>
    </style:style>
    <style:style style:name="P7" style:family="paragraph" style:parent-style-name="No_20_Spacing">
      <style:text-properties fo:color="#808080" loext:opacity="100%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9" style:family="paragraph" style:parent-style-name="Normal_20__28_Web_29_">
      <loext:graphic-properties draw:fill="solid" draw:fill-color="#ffffff"/>
      <style:paragraph-properties fo:margin-left="0.0984in" fo:margin-right="0in" fo:margin-top="0.0835in" fo:margin-bottom="0.0835in" style:contextual-spacing="false" fo:text-align="justify" style:justify-single-word="false" fo:text-indent="-0.0984in" style:auto-text-indent="false" fo:background-color="#ffffff"/>
    </style:style>
    <style:style style:name="P10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text-align="end" style:justify-single-word="false" fo:orphans="0" fo:widows="0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1in" fo:margin-right="0in" fo:orphans="0" fo:widows="0" fo:text-indent="0in" style:auto-text-indent="false"/>
    </style:style>
    <style:style style:name="P19" style:family="paragraph" style:parent-style-name="Standard">
      <style:paragraph-properties fo:margin-left="0.1in" fo:margin-right="0in" fo:orphans="0" fo:widows="0" fo:text-indent="0in" style:auto-text-indent="false"/>
    </style:style>
    <style:style style:name="P20" style:family="paragraph" style:parent-style-name="Standard">
      <style:paragraph-properties fo:margin-left="0.0984in" fo:margin-right="0in" fo:orphans="0" fo:widows="0" fo:text-indent="0in" style:auto-text-indent="false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2" style:family="text">
      <style:text-properties style:font-name="Calibri" fo:font-size="10pt" style:font-size-asian="10pt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language="pl" fo:country="PL"/>
    </style:style>
    <style:style style:name="T5" style:family="text">
      <style:text-properties fo:color="#000000" loext:opacity="100%" style:font-name="Calibri" fo:font-size="10pt" fo:font-weight="normal" fo:background-color="#ffffff" loext:char-shading-value="0" style:font-size-asian="10pt" style:font-weight-asian="normal" style:font-name-complex="Calibri1" style:font-size-complex="10pt" style:font-weight-complex="normal" loext:padding="0in" loext:border="none" loext:shadow="none"/>
    </style:style>
    <style:style style:name="T6" style:family="text">
      <style:text-properties fo:color="#000000" loext:opacity="100%" style:font-name="Calibri" fo:font-size="10pt" fo:font-weight="bold" fo:background-color="#ffffff" loext:char-shading-value="0" style:font-size-asian="10pt" style:font-weight-asian="bold" style:font-name-complex="Calibri1" style:font-size-complex="10pt" style:font-weight-complex="bold"/>
    </style:style>
    <style:style style:name="T7" style:family="text">
      <style:text-properties fo:color="#000000" loext:opacity="100%" style:font-name="Calibri" fo:font-size="10pt" fo:background-color="#ffffff" loext:char-shading-value="0" style:font-size-asian="10pt" style:font-name-complex="Calibri1" style:font-size-complex="10pt"/>
    </style:style>
    <style:style style:name="T8" style:family="text">
      <style:text-properties fo:color="#000000" loext:opacity="100%"/>
    </style:style>
    <style:style style:name="T9" style:family="text">
      <style:text-properties fo:color="#202122" loext:opacity="100%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0" style:family="text">
      <style:text-properties fo:color="#202122" loext:opacity="100%" style:font-name="Calibri" fo:font-size="10pt" style:font-size-asian="10pt" style:font-name-complex="Calibri1" style:font-size-complex="10pt"/>
    </style:style>
    <style:style style:name="T11" style:family="text">
      <style:text-properties fo:color="#808080" loext:opacity="100%"/>
    </style:style>
    <style:style style:name="T12" style:family="text">
      <style:text-properties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style:font-weight-complex="bold"/>
    </style:style>
    <style:style style:name="T15" style:family="text">
      <style:text-properties fo:color="#4f6228" loext:opacity="100%" style:font-name="Calibri" fo:language="pl" fo:country="PL"/>
    </style:style>
    <style:style style:name="T16" style:family="text">
      <style:text-properties fo:color="#4f622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[Nazwa projektu]</text:p>
      <text:p text:style-name="No_20_Spacing">Symbol projektu w SAP: <text:tab/>[NumerSAP<text:note text:id="ftn1" text:note-class="footnote"><text:note-citation>1</text:note-citation><text:note-body><text:p text:style-name="P9"><text:s/><text:span text:style-name="T1">Z</text:span><text:span text:style-name="Strong"><text:span text:style-name="T5">integrowany system informatyczny SAP</text:span></text:span><text:span text:style-name="T6"> </text:span><text:span text:style-name="T7">- system ERP firmy SAP.</text:span><text:span text:style-name="T2"> SAP SE – niemieckie przedsiębiorstwo informatyczne będące dostawcą oprogramowania biznesowego ERP. </text:span><text:span text:style-name="T9">SAP ERP</text:span><text:span text:style-name="T10">  – zintegrowany modułowy pakiet </text:span><text:a xlink:type="simple" xlink:href="https://pl.wikipedia.org/wiki/Oprogramowanie" office:target-frame-name="Oprogramowanie" xlink:show="replace" text:style-name="Default_20_Style" text:visited-style-name="Default_20_Style"><text:span text:style-name="T10">oprogramowania</text:span></text:a><text:span text:style-name="T10"> </text:span><text:a xlink:type="simple" xlink:href="https://pl.wikipedia.org/wiki/Planowanie_zasob%C3%B3w_przedsi%C4%99biorstwa" office:target-frame-name="Planowanie zasobów przedsiębiorstwa" xlink:show="replace" text:style-name="Default_20_Style" text:visited-style-name="Default_20_Style"><text:span text:style-name="T10">ERP</text:span></text:a><text:span text:style-name="T10">  wspierający zarządzanie w dużych i średnich organizacjach różnych branż Jest jednym z najpopularniejszych systemów wspomagających zarządzanie przedsiębiorstwem na świecie (źródło: </text:span><text:a xlink:type="simple" xlink:href="https://www.snp-poland.com/pl/oferta/co-to-jest-sap/system-sap/" text:style-name="Internet_20_link" text:visited-style-name="Visited_20_Internet_20_Link"><text:span text:style-name="Internet_20_link"><text:span text:style-name="T3">https://www.snp-poland.com/pl/oferta/co-to-jest-sap/system-sap/</text:span></text:span></text:a><text:span text:style-name="T10">).</text:span></text:p></text:note-body></text:note>]</text:p>
      <text:p text:style-name="No_20_Spacing">PKS:<text:tab/><text:tab/><text:tab/><text:tab/>[Nazwisko i imię PKS] </text:p>
      <text:p text:style-name="No_20_Spacing">Kierownik Projektu:<text:tab/><text:tab/>[Nazwisko i imię KP]</text:p>
      <text:p text:style-name="Standard">Status dokumentu:<text:tab/><text:tab/>[roboczy/zatwierdzony]</text:p>
      <text:h text:style-name="Heading_20_2" text:outline-level="2">Zlecenie Przygotowania Projektu</text:h>
      <text:p text:style-name="No_20_Spacing"><text:span text:style-name="T11"><text:s/>[Informacja stworzona poza projektem, określająca wymagania i warunki, która jest wykorzystywana do przygotowania projektu zarządzanego według PRINCE2. Pozycje tabeli to propozycja – dostosuj je do potrzeb swojego projektu]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Wnioskodawca<text:note text:id="ftn2" text:note-class="footnote"><text:note-citation>2</text:note-citation><text:note-body><text:p text:style-name="P5"><text:s/><text:span text:style-name="T12">Np.: ID | logo | symbol zleceniodawcy lub merytorycznej komórki organizacyjnej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Cele projektu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zasadnienie potrzeby realizacji projektu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Odniesienia do wszelkich powiązanych dokumentów lub produktów<text:note text:id="ftn3" text:note-class="footnote"><text:note-citation>3</text:note-citation><text:note-body><text:p text:style-name="P6"><text:span text:style-name="T14"><text:s/>Np.: Strategia Rozwoju Gminy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Zakres (etapy, główne zadania, główne produkty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Ograniczenia (bariery, problemy i ryzyka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owiązania z innymi zadaniami/projektami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Oczekiwania jakościowe klient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Tolerancje projektu - maksymalne odchylenia od terminów, kosztów, liczby beneficjentów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roponowany Przewodniczący Tymczasowego Zespołu Roboczego oraz Lider Projektu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lient(-ci), użytkownik(-cy) i wszystkie inne znane zainteresowane strony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zgodnieni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ryteria Akceptacji (opis kryteriów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ersonel potrzebny do użycia / eksploatacji produktu i stopień jego przygotowani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oszt wytworzeni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oszty eksploatacji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ieprzekraczalne terminy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8">Podstawowe funkcje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wagi akceptujących / zatwierdzających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rzygotował(a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Wnioskował(a)<text:note text:id="ftn4" text:note-class="footnote"><text:note-citation>4</text:note-citation><text:note-body><text:p text:style-name="P5"><text:span text:style-name="T12"><text:s/>Np. Dyrektor komórki organizacyjnej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otwierdził(a)<text:note text:id="ftn5" text:note-class="footnote"><text:note-citation>5</text:note-citation><text:note-body><text:p text:style-name="P5"><text:s/>Np. <text:span text:style-name="T12">kierujący departamentem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15">Zaakceptował(a)<text:note text:id="ftn6" text:note-class="footnote"><text:note-citation>6</text:note-citation><text:note-body><text:p text:style-name="P5"><text:s/>Np. <text:span text:style-name="T8">Burmistrz Miasta .</text:span></text:p></text:note-body></text:not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Data</text:p>
          </table:table-cell>
        </table:table-row>
      </table:table>
      <text:p text:style-name="P7"/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">Wersja</text:p>
            </table:table-cell>
            <table:table-cell table:style-name="Table2.A1" office:value-type="string">
              <text:p text:style-name="P10">Data</text:p>
            </table:table-cell>
            <table:table-cell table:style-name="Table2.A1" office:value-type="string">
              <text:p text:style-name="P10">Kluczowe zmiany</text:p>
            </table:table-cell>
            <table:table-cell table:style-name="Table2.A1" office:value-type="string">
              <text:p text:style-name="P10">Autor</text:p>
            </table:table-cell>
            <table:table-cell table:style-name="Table2.A1" office:value-type="string">
              <text:p text:style-name="P10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7">1.0</text:p>
          </table:table-cell>
          <table:table-cell table:style-name="Table2.B2" office:value-type="string">
            <text:p text:style-name="P16">[Data]</text:p>
          </table:table-cell>
          <table:table-cell table:style-name="Table2.C2" office:value-type="string">
            <text:p text:style-name="P17">Wersja oryginalna</text:p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 table:style-name="Table2.3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D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0">Wersja</text:p>
            </table:table-cell>
            <table:table-cell table:style-name="Table4.A1" office:value-type="string">
              <text:p text:style-name="P10">Data</text:p>
            </table:table-cell>
            <table:table-cell table:style-name="Table4.A1" office:value-type="string">
              <text:p text:style-name="P10">Zatwierdzający</text:p>
            </table:table-cell>
            <table:table-cell table:style-name="Table4.A1" office:value-type="string">
              <text:p text:style-name="P10">Funkcja</text:p>
            </table:table-cell>
            <table:table-cell table:style-name="Table4.A1" office:value-type="string">
              <text:p text:style-name="P10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0">1.0</text:p>
          </table:table-cell>
          <table:table-cell table:style-name="Table4.B2" office:value-type="string">
            <text:p text:style-name="P10">[Data]</text:p>
          </table:table-cell>
          <table:table-cell table:style-name="Table4.C2" office:value-type="string">
            <text:p text:style-name="P10">Nazwisko i imię</text:p>
          </table:table-cell>
          <table:table-cell table:style-name="Table4.D2" office:value-type="string">
            <text:p text:style-name="P10"/>
          </table:table-cell>
          <table:table-cell table:style-name="Table4.E2" office:value-type="string">
            <text:p text:style-name="P10"/>
          </table:table-cell>
        </table:table-row>
        <table:table-row table:style-name="Table4.2">
          <table:table-cell table:style-name="Table4.A3" office:value-type="string">
            <text:p text:style-name="P10"/>
          </table:table-cell>
          <table:table-cell table:style-name="Table4.B3" office:value-type="string">
            <text:p text:style-name="P10"/>
          </table:table-cell>
          <table:table-cell table:style-name="Table4.C3" office:value-type="string">
            <text:p text:style-name="P10"/>
          </table:table-cell>
          <table:table-cell table:style-name="Table4.D3" office:value-type="string">
            <text:p text:style-name="P10"/>
          </table:table-cell>
          <table:table-cell table:style-name="Table4.E3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F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F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2.5333in"/>
    </style:style>
    <style:style style:name="Table3.E" style:family="table-column">
      <style:table-column-properties style:column-width="2.5076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Document_20_Title">
      <style:paragraph-properties fo:text-align="start" style:justify-single-word="false" fo:orphans="0" fo:widows="0"/>
      <style:text-properties style:font-name="Calibri" fo:language="pl" fo:country="PL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color="#4f6228" loext:opacity="100%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2" office:value-type="string">
              <text:p text:style-name="MP3">ZLECENIE PRZYGOTOWANIA Projektu</text:p>
              <text:p text:style-name="MP4"><text:span text:style-name="MT3">[Nazwa Projektu]</text:span>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MP5">Dokument:</text:p>
            </table:table-cell>
            <table:table-cell table:style-name="Table3.B2" table:number-columns-spanned="4" office:value-type="string">
              <text:p text:style-name="MP6">Nazwa dokumentu</text:p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5">Autor:</text:p>
            </table:table-cell>
            <table:table-cell table:style-name="Table3.B3" table:number-columns-spanned="4" office:value-type="string">
              <text:p text:style-name="MP6">Imię i Nazwisko</text:p>
            </table:table-cell>
            <table:covered-table-cell/>
            <table:covered-table-cell/>
            <table:covered-table-cell/>
          </table:table-row>
          <table:table-row table:style-name="Table3.4">
            <table:table-cell table:style-name="Table3.A2" office:value-type="string">
              <text:p text:style-name="MP7">Wersja:</text:p>
            </table:table-cell>
            <table:table-cell table:style-name="Table3.A2" office:value-type="string">
              <text:p text:style-name="MP6">0.1alpha</text:p>
            </table:table-cell>
            <table:table-cell table:style-name="Table3.C4" table:number-columns-spanned="2" office:value-type="string">
              <text:p text:style-name="MP8"><text:date style:data-style-name="N36" text:date-value="2021-02-25T11:26:03.021688512" text:fixed="true">25.02.2021</text:date></text:p>
            </table:table-cell>
            <table:covered-table-cell/>
            <table:table-cell table:style-name="Table3.A2" office:value-type="string">
              <text:p text:style-name="MP9">Strona <text:page-number text:select-page="current">2</text:page-number><text:s/>z <text:page-count>2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lecenie przygotowania projektu [PZ 01]</dc:subject>
    <meta:initial-creator>Imię i Nazwisko</meta:initial-creator>
    <dc:creator>Patryk Kaniewski</dc:creator>
    <meta:editing-cycles>13</meta:editing-cycles>
    <meta:creation-date>2019-09-20T19:53:00</meta:creation-date>
    <dc:date>2021-02-25T11:26:50.428681751</dc:date>
    <meta:editing-duration>PT1H11M11S</meta:editing-duration>
    <meta:generator>LibreOffice/7.1.0.3$Linux_X86_64 LibreOffice_project/10$Build-3</meta:generator>
    <meta:document-statistic meta:table-count="4" meta:image-count="0" meta:object-count="0" meta:page-count="2" meta:paragraph-count="67" meta:word-count="270" meta:character-count="2283" meta:non-whitespace-character-count="2060"/>
    <meta:user-defined meta:name="AppVersion">16.0000</meta:user-defined>
    <meta:user-defined meta:name="ContentTypeId">0x010100466C91FDDFF32D43B8D20F1C98F878B8</meta:user-defined>
    <meta:template xlink:type="simple" xlink:actuate="onRequest" xlink:title="WBE_ZP_00_SzablonDokumentow" xlink:href=""/>
  </office:meta>
</office:document-meta>
</file>